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justify" style:justify-single-word="false" style:page-number="1"/>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tracked-changes text:track-changes="false">
        <text:changed-region xml:id="ct82203184" text:id="ct82203184">
          <text:insertion>
            <office:change-info>
              <dc:creator>Gandzia Gandzia</dc:creator>
              <dc:date>2017-08-09T20:27:05</dc:date>
            </office:change-info>
          </text:insertion>
        </text:changed-region>
        <text:changed-region xml:id="ct82206352" text:id="ct82206352">
          <text:deletion>
            <office:change-info>
              <dc:creator>Gandzia Gandzia</dc:creator>
              <dc:date>2017-08-09T20:27:05</dc:date>
            </office:change-info>
            <text:p text:style-name="P1">przywództw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dzo lubię złoczyńców. Filmy, gry, seriale – za każdym razem postacie, z którymi mierzą się protagoniści, od razu przykuwają moją uwagę i decydują o tym, jak bardzo spodoba mi się dane dzieło. Nic dziwnego zatem, że gdy odkryłem opowiadanie MLP, w którym wszyscy złoczyńcy łączą swoje siły pod <text:change-start text:change-id="ct82203184"/>wodzą<text:change-end text:change-id="ct82203184"/><text:change text:change-id="ct82206352"/><office:annotation office:name="__Annotation__5_692941830"><dc:creator>Dawid Jurczyk</dc:creator><dc:date>2017-08-09T00:29:46</dc:date><text:p><text:span text:style-name="T2">powtórzenie</text:span></text:p></office:annotation><office:annotation-end office:name="__Annotation__5_692941830"/> straszliwego <office:annotation office:name="__Annotation__10_692941830"><dc:creator>Dawid Jurczyk</dc:creator><dc:date>2017-08-09T00:29:53</dc:date><text:p><text:span text:style-name="T2">powtórzenie</text:span></text:p></office:annotation>przywódcy<office:annotation-end office:name="__Annotation__10_692941830"/>, to wręcz zaklaskałem uszami z radości i zabrałem się do czytania. Musiałem tylko uważać, by przy “Bad Dude And The Coalition Of United Terrible Evils” nie udławić się ze śmiechu.</text:p>
      <text:p text:style-name="P2"/>
      <text:p text:style-name="P2">Na fiki napisane przez użytkownika Naturalbornderpy wpadłem przez przypadek, szukając opowiadań z moim ulubionym złoczyńcą w MLP – Sombrą. Po przeczytaniu kilku z nich, posiadających zadziwiająco podobny styl oraz jakość wykonania, zorientowałem się, że wszystkie zostały napisane przez jedną osobę, która od tamtej pory dzierży w moim prywatnym rankingu dumne miano króla komedyjek i horrorów kucowych. Jednym z jego dzieł było małe, jednorozdziałowe opowiadanko o tytule “Princess Celestia’s Newest Arch Enemy”, opowiadające o tym, jak źrebak marzący o zostaniu złoczyńcą próbuje pokonać księżniczkę słońca we własnej osobie – i, co więcej, (uwaga – spoiler) udaje mu się to, dzięki użyciu potęgi czystej słodkości, przed którą nawet księżniczki musiały skapitulować. </text:p>
      <text:p text:style-name="P2"/>
      <text:p text:style-name="P2">“Bad Dude and CUTE” stanowi kontynuację tego niewielkiego dziełka. Już po swoim wielkim tryumfie tytułowy Bad Dude (tak naprawdę nazywający się Sweet Glaze), budząc grozę wśród wszystkiego, co dobre na tym świecie i równocześnie wciąż nierozpoznany (jak widać, pelerynka stanowi przebranie idealne), próbuje stworzyć tytułową koalicję. Sombra, Chrysalis, Tirek, Discord… czy ktokolwiek będzie w stanie powstrzymać taką grupę? Szczególnie gdy prowadzi ich najsłodszy zły źrebak w Equestrii?</text:p>
      <text:p text:style-name="P2"/>
      <text:p text:style-name="P2">Odpowiedź brzmi – “tak”. Najczęściej będą to oni sami. Autor w mistrzowski sposób operuje humorem, zarówno słownym, sytuacyjnym, jak i powiązanym z samymi postaciami. Ot, choćby nasz główny bohater – bądź co bądź to zaledwie źrebak, którego marzeniem jest zostanie zagrożeniem dla Equestrii. W swoim zachowaniu przypomina chociażby doktora Horrible (tytułowej postaci z musicalu “Dr. Horrible’s Sing-Along Blog”), ograniczając do minimum wszelkie negatywne skutki swoich działań i ogólnie nie do końca pojmując, co powinien robić porządny złoczyńca… choć jego “podwładni” starają się go przynajmniej trochę wyedukować w tej materii. Częściej jednak to młody Bad Dude oddziałuje na nich – i ma do tego sporo okazji, bo to jednak bardzo oryginalna banda: Sombra, który tłumaczy lenistwo koniecznością “odzyskania sił” i którego młody Sweet Glaze próbuje zeswatać z Chrysalis; sama królowa i jej rój uroczych podmieńców; wreszcie Tirek, który w trakcie pobytu w Tartarze został zażartym fanem czytelnictwa oraz Discord który… no cóż… jest Discordem. I wciąż ma zapiekły uraz do Tireka.</text:p>
      <text:p text:style-name="P2"/>
      <text:p text:style-name="P2">Po zapoznaniu się z twórczością użytkownika Naturalbornderpy mogę stwierdzić, że prawdopodobnie on też bardzo lubi złoczyńców – i to widać. Wszystkie scenki z nimi, począwszy od prób zrekrutowania ich przez Bad Dude’a, po ich codzienne interakcje w ponurym (i latającym!) zamczysku, które biorą sobie za główną siedzibę, wręcz tryska błyskotliwym humorem. Koalicja składa się, bądź co bądź, z dość złośliwych istot… W złośliwym, często nasączonym (nie)dwuznacznymi tekstami humorze króluje szczególnie Chrysalis.</text:p>
      <text:p text:style-name="P2"/>
      <text:p text:style-name="P2">Co ważne, kolekcja interesujących postaci nie zamyka się tylko na podwładnych/przyjaciołach głównego bohatera – autor tchnął życie w każdą postać w opowiadaniu, od innych kucyków z serialu (w opowiadaniu z nieletnim głównym bohaterem oczywiście musiały się znaleźć CMC, a Shining na długo zapamięta swoje spotkanie z Koalicją) po OC – szkolnego łobuza, który ma pecha przy wyborze celu do dręczenia bądź klaczkę z Kryształowego Imperium. Na osobną uwagę zasługuje trójka podmieńców, którą główny bohater otrzymuje, praktycznie jako prezent, od Chrysalis – Tic, Tac, Toe, którzy otrzymali nawet własne rozdziały.</text:p>
      <text:p text:style-name="P2"/>
      <text:p text:style-name="P2">Nie zapomniano też o drobniejszych czarnych charakterach, takich jak Trixie czy Gilda. Całkiem sporo humoru zawierają rozdziały pokazujące reakcje Mane 6 i CMC na nowe, przeraźliwe zagrożenie, które stanęło przed Equestrią – i pal to licho, że to po prostu źrebak. Jak pokazuje rozdział poświęcony Twilight, Bad Dude jest dla niej zadziwiająco ciężkim orzechem do zgryzienia.</text:p>
      <text:p text:style-name="P2"/>
      <text:p text:style-name="P2">Nie samym humorem jednak żyje człowiek – i na całe szczęście opowiadanie broni się również w innych aspektach. Fabuła, skupiająca się na dążeniu naszego protagonisty do przejęcia władzy w Equestrii (oraz kilku mniejszych celów, jak np. zeswatanie Sombry z Chrysalis), toczy się w wolnym tempie, ale wyraźnie widać, że jest solidnie zaplanowana, przemyślana i wyegzekwowana. Poza fragmentami czysto komediowymi pojawiają się też, równie dobrze napisane, kawałki bardziej obyczajowe, a czasami wręcz poważne – autor nie zapomina, że jego postacie to groźne istoty, które wielokrotnie zagrażały Equestrii i w kilku miejscach pokazuje ich potęgę… oraz wpływ, jaki mają na samego Bad Dude’a. Mimo to nic nie psuje ogólnego, uroczo-komediowego nastroju.</text:p>
      <text:p text:style-name="P2"/>
      <text:p text:style-name="P2">Styl nie pozostawia żadnych zastrzeżeń – wręcz przeciwnie. Wszystko jest napisane lekką, łatwą i przyjemną angielszczyzną, pozostawiającą sporo miejsca na gierki słowne i dowcipy. Problemów, czy to z gramatyką, czy z ortografią, nie znalazłem. Absolutnie nic nie przeszkadza w czytaniu.</text:p>
      <text:p text:style-name="P2"/>
      <text:p text:style-name="P2">Największą wadą całości jest fakt, że… całości nie ma. Ostatni rozdział został wydany ponad rok temu i od tamtego czasu opowiadanie nie daje oznak życia. Dojście aż do końca wydanego tekstu i zorientowanie się, że dalszej części po prostu nie ma, jest mniej więcej tak przyjemne jak dostanie zdechłym karpiem w twarz – ale w tym wypadku stanowczo warto, bo nawet ten wycinek, który dostaliśmy, potrafi ubawić aż do łez. W końcu może autor też przypomni sobie, że ma do dokończenia pewne zabawne dziełko…? Pozostaje na to liczyć. W końcu jak mam żyć, jeśli nie wiem, co się stało z Shining Armorem po spotkaniu z Koalicją?</text:p>
      <text:p text:style-name="P2"/>
      <text:p text:style-name="P2"><text:a xlink:type="simple" xlink:href="https://www.fimfiction.net/story/309747/bad-dude-and-the-coalition-of-united-terrible-evils" text:style-name="Internet_20_link" text:visited-style-name="Visited_20_Internet_20_Link"><text:span text:style-name="T1">https://www.fimfiction.net/story/309747/bad-dude-and-the-coalition-of-united-terrible-evils</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873" meta:character-count="6089" meta:non-whitespace-character-count="5209"/>
    <meta:generator>LibreOfficeDev/5.1.0.3$Linux_X86_64 LibreOffice_project/</meta:generator>
  </office:meta>
</office:document-meta>
</file>